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A0000025612272CB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_20_1-title">
      <style:graphic-properties draw:fill-color="#ffffff" fo:min-height="3.256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color="#000000" fo:font-size="28pt" style:font-size-asian="28pt" style:font-size-complex="28pt"/>
    </style:style>
    <style:style style:name="P4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align="end" fo:text-indent="0cm"/>
      <style:text-properties fo:font-size="28pt"/>
    </style:style>
    <style:style style:name="P11" style:family="paragraph">
      <style:paragraph-properties fo:margin-left="0cm" fo:margin-right="0cm" fo:text-align="end" fo:text-indent="0cm"/>
      <style:text-properties fo:font-size="28pt" style:font-size-asian="28pt" style:font-size-complex="2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color="#000000" fo:font-size="28pt" style:font-size-asian="28pt" style:font-size-complex="28pt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draw:id="id1">
        <office:forms form:automatic-focus="false" form:apply-design-mode="false"/>
        <draw:frame presentation:style-name="pr1" draw:text-style-name="P1" draw:layer="layout" svg:width="15.5cm" svg:height="3.256cm" svg:x="6.1cm" svg:y="7.4cm" presentation:class="title" presentation:user-transformed="true">
          <draw:text-box>
            <text:p text:style-name="P1"><text:span text:style-name="T1">JHard</text:span></text:p>
          </draw:text-box>
        </draw:frame>
        <draw:frame draw:style-name="gr1" draw:text-style-name="P2" draw:layer="layout" svg:width="17.5cm" svg:height="0.962cm" svg:x="5.5cm" svg:y="10.9cm">
          <draw:text-box>
            <text:p text:style-name="P2"/>
          </draw:text-box>
        </draw:frame>
        <draw:frame draw:style-name="gr1" draw:text-style-name="P3" draw:layer="layout" svg:width="24.5cm" svg:height="1.352cm" svg:x="1.5cm" svg:y="10.9cm">
          <draw:text-box>
            <text:p text:style-name="P3"><text:span text:style-name="T2">Sistema para la Unidad de Hardware de Ingeniería</text:span></text:p>
          </draw:text-box>
        </draw:frame>
        <draw:frame draw:style-name="gr1" draw:text-style-name="P3" draw:layer="layout" svg:width="9cm" svg:height="1.982cm" svg:x="0.3cm" svg:y="17.64cm">
          <draw:text-box>
            <text:p text:style-name="P3"><text:span text:style-name="T3">Amaya Centeno</text:span></text:p>
            <text:p text:style-name="P3"><text:span text:style-name="T4">Rodrigo</text:span></text:p>
          </draw:text-box>
        </draw:frame>
        <draw:frame draw:style-name="gr1" draw:text-style-name="P4" draw:layer="layout" svg:width="9cm" svg:height="1.982cm" svg:x="18.4cm" svg:y="17.64cm">
          <draw:text-box>
            <text:p text:style-name="P4"><text:span text:style-name="T5">Linares Melara</text:span></text:p>
            <text:p text:style-name="P4"><text:span text:style-name="T6">Roberto Carlos</text:span></text:p>
          </draw:text-box>
        </draw:frame>
        <draw:frame draw:style-name="gr1" draw:text-style-name="P4" draw:layer="layout" svg:width="9cm" svg:height="1.982cm" svg:x="9.5cm" svg:y="17.64cm">
          <draw:text-box>
            <text:p text:style-name="P4"><text:span text:style-name="T5">Barrientos Padilla</text:span></text:p>
            <text:p text:style-name="P4"><text:span text:style-name="T6">Hugo Alejandro</text:span></text:p>
          </draw:text-box>
        </draw:frame>
        <draw:frame draw:style-name="gr1" draw:text-style-name="P2" draw:layer="layout" svg:width="25.5cm" svg:height="2.384cm" svg:x="1cm" svg:y="1cm">
          <draw:text-box>
            <text:p text:style-name="P2">Universidad de El Salvador</text:p>
            <text:p text:style-name="P2">Facultad Multidisciplinaria de Occidente</text:p>
            <text:p text:style-name="P2">Departamento de Ingenieria</text:p>
          </draw:text-box>
        </draw:frame>
        <anim:par presentation:node-type="timing-root">
          <anim:par smil:begin="id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presentation:style-name="pr3" draw:text-style-name="P7" draw:layer="layout" svg:width="16.1cm" svg:height="3.256cm" svg:x="9.9cm" svg:y="3.244cm" presentation:class="title" presentation:user-transformed="true">
          <draw:text-box>
            <text:p text:style-name="P6"><text:span text:style-name="T7">Introducción</text:span></text:p>
          </draw:text-box>
        </draw:frame>
        <anim:par presentation:node-type="timing-root">
          <anim:par smil:begin="id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presentation:style-name="pr3" draw:text-style-name="P7" draw:layer="layout" svg:width="16.1cm" svg:height="3.256cm" svg:x="9.9cm" svg:y="3.244cm" presentation:class="title" presentation:user-transformed="true">
          <draw:text-box>
            <text:p text:style-name="P6"><text:span text:style-name="T7">Antecedentes</text:span></text:p>
          </draw:text-box>
        </draw:frame>
        <anim:par presentation:node-type="timing-root">
          <anim:par smil:begin="id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presentation:style-name="pr3" draw:text-style-name="P7" draw:layer="layout" svg:width="16.1cm" svg:height="3.256cm" svg:x="9.9cm" svg:y="3.244cm" presentation:class="title" presentation:user-transformed="true">
          <draw:text-box>
            <text:p text:style-name="P6"><text:span text:style-name="T7">Objetivos</text:span></text:p>
          </draw:text-box>
        </draw:frame>
        <anim:par presentation:node-type="timing-root">
          <anim:par smil:begin="id4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presentation:style-name="pr3" draw:text-style-name="P7" draw:layer="layout" svg:width="16.1cm" svg:height="3.256cm" svg:x="9.9cm" svg:y="3.244cm" presentation:class="title" presentation:user-transformed="true">
          <draw:text-box>
            <text:p text:style-name="P6"><text:span text:style-name="T7">Problemática</text:span></text:p>
          </draw:text-box>
        </draw:frame>
        <draw:frame draw:style-name="gr1" draw:text-style-name="P9" draw:layer="layout" svg:width="16cm" svg:height="1.352cm" svg:x="10.212cm" svg:y="6cm">
          <draw:text-box>
            <text:p text:style-name="P6"><text:span text:style-name="T8">Planteamiento y Solución</text:span></text:p>
          </draw:text-box>
        </draw:frame>
        <anim:par presentation:node-type="timing-root">
          <anim:par smil:begin="id5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presentation:style-name="pr3" draw:text-style-name="P7" draw:layer="layout" svg:width="16.1cm" svg:height="3.256cm" svg:x="9.9cm" svg:y="3.244cm" presentation:class="title" presentation:user-transformed="true">
          <draw:text-box>
            <text:p text:style-name="P6"><text:span text:style-name="T7">Alcances</text:span></text:p>
          </draw:text-box>
        </draw:frame>
        <anim:par presentation:node-type="timing-root">
          <anim:par smil:begin="id6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presentation:style-name="pr3" draw:text-style-name="P7" draw:layer="layout" svg:width="16.1cm" svg:height="3.256cm" svg:x="9.9cm" svg:y="3.244cm" presentation:class="title" presentation:user-transformed="true">
          <draw:text-box>
            <text:p text:style-name="P6"><text:span text:style-name="T7">Limitaciones</text:span></text:p>
          </draw:text-box>
        </draw:frame>
        <anim:par presentation:node-type="timing-root">
          <anim:par smil:begin="id7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presentation:style-name="pr3" draw:text-style-name="P7" draw:layer="layout" svg:width="16.1cm" svg:height="3.256cm" svg:x="9.9cm" svg:y="3.244cm" presentation:class="title" presentation:user-transformed="true">
          <draw:text-box>
            <text:p text:style-name="P6"><text:span text:style-name="T7">Justificación</text:span></text:p>
          </draw:text-box>
        </draw:frame>
        <anim:par presentation:node-type="timing-root">
          <anim:par smil:begin="id8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presentation:style-name="pr3" draw:text-style-name="P7" draw:layer="layout" svg:width="21cm" svg:height="3.256cm" svg:x="5cm" svg:y="3.244cm" presentation:class="title" presentation:user-transformed="true">
          <draw:text-box>
            <text:p text:style-name="P6"><text:span text:style-name="T7">Desarrollo Capitular</text:span></text:p>
          </draw:text-box>
        </draw:frame>
        <draw:frame draw:style-name="gr1" draw:text-style-name="P11" draw:layer="layout" svg:width="16cm" svg:height="1.352cm" svg:x="10.212cm" svg:y="6cm">
          <draw:text-box>
            <text:p text:style-name="P10"><text:span text:style-name="T8">del Trabajo de Grado - Propuesta</text:span></text:p>
          </draw:text-box>
        </draw:frame>
        <anim:par presentation:node-type="timing-root">
          <anim:par smil:begin="id9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presentation:style-name="pr3" draw:text-style-name="P7" draw:layer="layout" svg:width="21cm" svg:height="3.256cm" svg:x="5cm" svg:y="3.244cm" presentation:class="title" presentation:user-transformed="true">
          <draw:text-box>
            <text:p text:style-name="P6"><text:span text:style-name="T7">Desarrollo Capitular</text:span></text:p>
          </draw:text-box>
        </draw:frame>
        <draw:frame draw:style-name="gr1" draw:text-style-name="P11" draw:layer="layout" svg:width="16cm" svg:height="1.352cm" svg:x="10.212cm" svg:y="6cm">
          <draw:text-box>
            <text:p text:style-name="P10"><text:span text:style-name="T8">del Trabajo de Grado - Descripción</text:span></text:p>
          </draw:text-box>
        </draw:frame>
        <anim:par presentation:node-type="timing-root">
          <anim:par smil:begin="id10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presentation:style-name="pr3" draw:text-style-name="P7" draw:layer="layout" svg:width="21cm" svg:height="3.256cm" svg:x="5cm" svg:y="3.244cm" presentation:class="title" presentation:user-transformed="true">
          <draw:text-box>
            <text:p text:style-name="P6"><text:span text:style-name="T7">Cronograma</text:span></text:p>
          </draw:text-box>
        </draw:frame>
        <draw:frame draw:style-name="gr1" draw:text-style-name="P11" draw:layer="layout" svg:width="16cm" svg:height="1.352cm" svg:x="10.212cm" svg:y="6cm">
          <draw:text-box>
            <text:p text:style-name="P10"><text:span text:style-name="T8">de Actividades</text:span></text:p>
          </draw:text-box>
        </draw:frame>
        <anim:par presentation:node-type="timing-root">
          <anim:par smil:begin="id1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presentation:style-name="pr3" draw:text-style-name="P7" draw:layer="layout" svg:width="21cm" svg:height="3.256cm" svg:x="5cm" svg:y="3.244cm" presentation:class="title" presentation:user-transformed="true">
          <draw:text-box>
            <text:p text:style-name="P6"><text:span text:style-name="T7">Metodología</text:span></text:p>
          </draw:text-box>
        </draw:frame>
        <draw:frame draw:style-name="gr1" draw:text-style-name="P11" draw:layer="layout" svg:width="16cm" svg:height="1.352cm" svg:x="10.212cm" svg:y="6cm">
          <draw:text-box>
            <text:p text:style-name="P10"><text:span text:style-name="T8">de Investigación</text:span></text:p>
          </draw:text-box>
        </draw:frame>
        <anim:par presentation:node-type="timing-root">
          <anim:par smil:begin="id1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presentation:style-name="pr3" draw:text-style-name="P7" draw:layer="layout" svg:width="21cm" svg:height="3.256cm" svg:x="5cm" svg:y="3.244cm" presentation:class="title" presentation:user-transformed="true">
          <draw:text-box>
            <text:p text:style-name="P6"><text:span text:style-name="T7">Referencia</text:span></text:p>
          </draw:text-box>
        </draw:frame>
        <draw:frame draw:style-name="gr1" draw:text-style-name="P11" draw:layer="layout" svg:width="16cm" svg:height="1.352cm" svg:x="10.212cm" svg:y="6cm">
          <draw:text-box>
            <text:p text:style-name="P10"><text:span text:style-name="T8">Bibliográfica</text:span></text:p>
          </draw:text-box>
        </draw:frame>
        <anim:par presentation:node-type="timing-root">
          <anim:par smil:begin="id1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'Liberation Sans'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7.998cm" svg:height="20.999cm" svg:x="0.002cm" svg:y="0.031cm">
        <draw:image xlink:href="Pictures/100000000000031A0000025612272CBD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4" draw:layer="backgroundobjects" svg:width="13.6cm" svg:height="1.448cm" svg:x="1.4cm" svg:y="19.131cm" presentation:class="date-time">
        <draw:text-box>
          <text:p text:style-name="P4"><text:span text:style-name="T2">Jhard</text:span></text:p>
          <text:p text:style-name="P4"><text:span text:style-name="T2">Sistema para la Unidad de Hardware de Ingenieria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dp1">
      <office:forms form:automatic-focus="false" form:apply-design-mode="false"/>
      <draw:frame draw:style-name="gr3" draw:text-style-name="P3" draw:layer="backgroundobjects" svg:width="27.998cm" svg:height="20.999cm" svg:x="0.002cm" svg:y="0.032cm">
        <draw:image xlink:href="Pictures/100000000000031A0000025612272CBD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4" draw:text-style-name="P5" draw:layer="backgroundobjects" svg:width="8.875cm" svg:height="1.448cm" svg:x="9.576cm" svg:y="19.131cm" presentation:class="footer">
        <draw:text-box>
          <text:p text:style-name="P5"><presentation:footer/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30T23:07:44</meta:creation-date>
    <dc:date>2009-04-01T07:56:38</dc:date>
    <meta:editing-cycles>18</meta:editing-cycles>
    <meta:editing-duration>PT1H21M53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